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49pt solid #000000" fo:border-right="none" fo:border-top="2.49pt solid #000000"/>
    </style:style>
    <style:style style:name="ce2" style:family="table-cell" style:parent-style-name="Default">
      <style:table-cell-properties fo:border-bottom="none" fo:border-left="2.49pt solid #000000" fo:border-right="none" fo:border-top="none"/>
    </style:style>
    <style:style style:name="ce3" style:family="table-cell" style:parent-style-name="Default">
      <style:table-cell-properties fo:border-bottom="2.49pt solid #000000" fo:border-left="2.49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2.49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2.49pt solid #000000" fo:border-top="2.49pt solid #000000"/>
    </style:style>
    <style:style style:name="ce8" style:family="table-cell" style:parent-style-name="Default">
      <style:table-cell-properties fo:border-bottom="none" fo:border-left="none" fo:border-right="2.49pt solid #000000" fo:border-top="none"/>
    </style:style>
    <style:style style:name="ce9" style:family="table-cell" style:parent-style-name="Default">
      <style:table-cell-properties fo:border-bottom="2.49pt solid #000000" fo:border-left="none" fo:border-right="2.49pt solid #000000" fo:border-top="none"/>
    </style:style>
    <style:style style:name="ce10" style:family="table-cell" style:parent-style-name="Default" style:data-style-name="N124">
      <style:table-cell-properties fo:border-bottom="none" fo:border-left="none" fo:border-right="none" fo:border-top="2.49pt solid #000000"/>
    </style:style>
    <style:style style:name="ce11" style:family="table-cell" style:parent-style-name="Default" style:data-style-name="N124"/>
    <style:style style:name="ce12" style:family="table-cell" style:parent-style-name="Default" style:data-style-name="N124">
      <style:table-cell-properties fo:border-bottom="2.49pt solid #000000" fo:border-left="none" fo:border-right="none" fo:border-top="none"/>
    </style:style>
    <style:style style:name="ce13" style:family="table-cell" style:parent-style-name="Default" style:data-style-name="N124">
      <style:table-cell-properties fo:border-bottom="none" fo:border-left="none" fo:border-right="2.49pt solid #000000" fo:border-top="2.49pt solid #000000"/>
    </style:style>
    <style:style style:name="ce14" style:family="table-cell" style:parent-style-name="Default" style:data-style-name="N124">
      <style:table-cell-properties fo:border-bottom="none" fo:border-left="none" fo:border-right="2.49pt solid #000000" fo:border-top="none"/>
    </style:style>
    <style:style style:name="ce15" style:family="table-cell" style:parent-style-name="Default" style:data-style-name="N124">
      <style:table-cell-properties fo:border-bottom="2.49pt solid #000000" fo:border-left="none" fo:border-right="2.49pt solid #000000" fo:border-top="none"/>
    </style:style>
  </office:automatic-styles>
  <office:body>
    <office:spreadsheet>
      <table:calculation-settings table:automatic-find-labels="false"/>
      <table:table table:name="T=1.0" table:style-name="ta1">
        <table:table-column table:style-name="co1" table:default-cell-style-name="ce2"/>
        <table:table-column table:style-name="co1" table:number-columns-repeated="4" table:default-cell-style-name="ce5"/>
        <table:table-column table:style-name="co1" table:default-cell-style-name="ce8"/>
        <table:table-row table:style-name="ro1">
          <table:table-cell table:style-name="Default" office:value-type="string" calcext:value-type="string">
            <text:p>n*</text:p>
          </table:table-cell>
          <table:table-cell table:style-name="Default" office:value-type="string" calcext:value-type="string">
            <text:p>x_A</text:p>
          </table:table-cell>
          <table:table-cell table:style-name="Default" office:value-type="string" calcext:value-type="string">
            <text:p>D*_A</text:p>
          </table:table-cell>
          <table:table-cell table:style-name="Default" office:value-type="string" calcext:value-type="string">
            <text:p>DD*_A</text:p>
          </table:table-cell>
          <table:table-cell table:style-name="Default" office:value-type="string" calcext:value-type="string">
            <text:p>D*_B</text:p>
          </table:table-cell>
          <table:table-cell table:style-name="Default" office:value-type="string" calcext:value-type="string">
            <text:p>DD*_B</text:p>
          </table:table-cell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33996" calcext:value-type="float">
            <text:p>0.33996</text:p>
          </table:table-cell>
          <table:table-cell table:style-name="ce7" office:value-type="float" office:value="0.00062" calcext:value-type="float">
            <text:p>0.00062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30217" calcext:value-type="float">
            <text:p>0.30217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32382" calcext:value-type="float">
            <text:p>0.32382</text:p>
          </table:table-cell>
          <table:table-cell office:value-type="float" office:value="0.01667" calcext:value-type="float">
            <text:p>0.0166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26288" calcext:value-type="float">
            <text:p>0.26288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34325" calcext:value-type="float">
            <text:p>0.34325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5751" calcext:value-type="float">
            <text:p>0.25751</text:p>
          </table:table-cell>
          <table:table-cell office:value-type="float" office:value="0.03475" calcext:value-type="float">
            <text:p>0.03475</text:p>
          </table:table-cell>
          <table:table-cell office:value-type="float" office:value="0.33701" calcext:value-type="float">
            <text:p>0.33701</text:p>
          </table:table-cell>
          <table:table-cell office:value-type="float" office:value="0.02767" calcext:value-type="float">
            <text:p>0.0276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26914" calcext:value-type="float">
            <text:p>0.26914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34331" calcext:value-type="float">
            <text:p>0.34331</text:p>
          </table:table-cell>
          <table:table-cell office:value-type="float" office:value="0.01031" calcext:value-type="float">
            <text:p>0.0103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26003" calcext:value-type="float">
            <text:p>0.26003</text:p>
          </table:table-cell>
          <table:table-cell office:value-type="float" office:value="0.00762" calcext:value-type="float">
            <text:p>0.00762</text:p>
          </table:table-cell>
          <table:table-cell office:value-type="float" office:value="0.34632" calcext:value-type="float">
            <text:p>0.34632</text:p>
          </table:table-cell>
          <table:table-cell office:value-type="float" office:value="0.05001" calcext:value-type="float">
            <text:p>0.05001</text:p>
          </table:table-cell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6519" calcext:value-type="float">
            <text:p>0.26519</text:p>
          </table:table-cell>
          <table:table-cell table:style-name="ce6" office:value-type="float" office:value="0.00059" calcext:value-type="float">
            <text:p>0.00059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2269" calcext:value-type="float">
            <text:p>0.2269</text:p>
          </table:table-cell>
          <table:table-cell table:style-name="ce7" office:value-type="float" office:value="0.00686" calcext:value-type="float">
            <text:p>0.0068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7918" calcext:value-type="float">
            <text:p>0.1791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21985" calcext:value-type="float">
            <text:p>0.21985</text:p>
          </table:table-cell>
          <table:table-cell office:value-type="float" office:value="0.00212" calcext:value-type="float">
            <text:p>0.002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7793" calcext:value-type="float">
            <text:p>0.17793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22732" calcext:value-type="float">
            <text:p>0.22732</text:p>
          </table:table-cell>
          <table:table-cell office:value-type="float" office:value="0.00624" calcext:value-type="float">
            <text:p>0.0062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7956" calcext:value-type="float">
            <text:p>0.17956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21681" calcext:value-type="float">
            <text:p>0.21681</text:p>
          </table:table-cell>
          <table:table-cell office:value-type="float" office:value="0.01077" calcext:value-type="float">
            <text:p>0.0107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17976" calcext:value-type="float">
            <text:p>0.1797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21198" calcext:value-type="float">
            <text:p>0.21198</text:p>
          </table:table-cell>
          <table:table-cell office:value-type="float" office:value="0.01586" calcext:value-type="float">
            <text:p>0.0158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8065" calcext:value-type="float">
            <text:p>0.18065</text:p>
          </table:table-cell>
          <table:table-cell office:value-type="float" office:value="0.00967" calcext:value-type="float">
            <text:p>0.00967</text:p>
          </table:table-cell>
          <table:table-cell office:value-type="float" office:value="0.21165" calcext:value-type="float">
            <text:p>0.21165</text:p>
          </table:table-cell>
          <table:table-cell office:value-type="float" office:value="0.02112" calcext:value-type="float">
            <text:p>0.02112</text:p>
          </table:table-cell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8229" calcext:value-type="float">
            <text:p>0.18229</text:p>
          </table:table-cell>
          <table:table-cell table:style-name="ce6" office:value-type="float" office:value="0.0025" calcext:value-type="float">
            <text:p>0.0025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16831" calcext:value-type="float">
            <text:p>0.16831</text:p>
          </table:table-cell>
          <table:table-cell table:style-name="ce7" office:value-type="float" office:value="0.00326" calcext:value-type="float">
            <text:p>0.0032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3279" calcext:value-type="float">
            <text:p>0.13279</text:p>
          </table:table-cell>
          <table:table-cell office:value-type="float" office:value="0.01826" calcext:value-type="float">
            <text:p>0.01826</text:p>
          </table:table-cell>
          <table:table-cell office:value-type="float" office:value="0.15404" calcext:value-type="float">
            <text:p>0.15404</text:p>
          </table:table-cell>
          <table:table-cell office:value-type="float" office:value="0.00038" calcext:value-type="float">
            <text:p>0.00038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0.12485" calcext:value-type="float">
            <text:p>0.12485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15674" calcext:value-type="float">
            <text:p>0.15674</text:p>
          </table:table-cell>
          <table:table-cell office:value-type="float" office:value="0.00327" calcext:value-type="float">
            <text:p>0.0032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3813" calcext:value-type="float">
            <text:p>0.1381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15856" calcext:value-type="float">
            <text:p>0.15856</text:p>
          </table:table-cell>
          <table:table-cell office:value-type="float" office:value="0.00808" calcext:value-type="float">
            <text:p>0.008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13151" calcext:value-type="float">
            <text:p>0.1315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5772" calcext:value-type="float">
            <text:p>0.1577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13762" calcext:value-type="float">
            <text:p>0.13762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14977" calcext:value-type="float">
            <text:p>0.14977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3579" calcext:value-type="float">
            <text:p>0.13579</text:p>
          </table:table-cell>
          <table:table-cell table:style-name="ce6" office:value-type="float" office:value="0.00339" calcext:value-type="float">
            <text:p>0.00339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13006" calcext:value-type="float">
            <text:p>0.13006</text:p>
          </table:table-cell>
          <table:table-cell table:style-name="ce7" office:value-type="float" office:value="0.00496" calcext:value-type="float">
            <text:p>0.0049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0847" calcext:value-type="float">
            <text:p>0.1084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12504" calcext:value-type="float">
            <text:p>0.12504</text:p>
          </table:table-cell>
          <table:table-cell office:value-type="float" office:value="0.00115" calcext:value-type="float">
            <text:p>0.001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12216" calcext:value-type="float">
            <text:p>0.12216</text:p>
          </table:table-cell>
          <table:table-cell office:value-type="float" office:value="0.00208" calcext:value-type="float">
            <text:p>0.0020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0445" calcext:value-type="float">
            <text:p>0.10445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109" calcext:value-type="float">
            <text:p>0.001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10555" calcext:value-type="float">
            <text:p>0.1055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11906" calcext:value-type="float">
            <text:p>0.11906</text:p>
          </table:table-cell>
          <table:table-cell office:value-type="float" office:value="0.00329" calcext:value-type="float">
            <text:p>0.0032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10114" calcext:value-type="float">
            <text:p>0.1011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13036" calcext:value-type="float">
            <text:p>0.13036</text:p>
          </table:table-cell>
          <table:table-cell office:value-type="float" office:value="0.00433" calcext:value-type="float">
            <text:p>0.00433</text:p>
          </table:table-cell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033" calcext:value-type="float">
            <text:p>0.1033</text:p>
          </table:table-cell>
          <table:table-cell table:style-name="ce6" office:value-type="float" office:value="0.00212" calcext:value-type="float">
            <text:p>0.00212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09822" calcext:value-type="float">
            <text:p>0.09822</text:p>
          </table:table-cell>
          <table:table-cell table:style-name="ce7" office:value-type="float" office:value="0.00323" calcext:value-type="float">
            <text:p>0.0032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8367" calcext:value-type="float">
            <text:p>0.08367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9409" calcext:value-type="float">
            <text:p>0.09409</text:p>
          </table:table-cell>
          <table:table-cell office:value-type="float" office:value="0.00268" calcext:value-type="float">
            <text:p>0.0026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08166" calcext:value-type="float">
            <text:p>0.0816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079" calcext:value-type="float">
            <text:p>0.09079</text:p>
          </table:table-cell>
          <table:table-cell office:value-type="float" office:value="0.00243" calcext:value-type="float">
            <text:p>0.00243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.07512" calcext:value-type="float">
            <text:p>0.07512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8784" calcext:value-type="float">
            <text:p>0.08784</text:p>
          </table:table-cell>
          <table:table-cell office:value-type="float" office:value="0.00096" calcext:value-type="float">
            <text:p>0.0009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07827" calcext:value-type="float">
            <text:p>0.07827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8748" calcext:value-type="float">
            <text:p>0.08748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07362" calcext:value-type="float">
            <text:p>0.07362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9385" calcext:value-type="float">
            <text:p>0.09385</text:p>
          </table:table-cell>
          <table:table-cell office:value-type="float" office:value="0.01387" calcext:value-type="float">
            <text:p>0.01387</text:p>
          </table:table-cell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7393" calcext:value-type="float">
            <text:p>0.07393</text:p>
          </table:table-cell>
          <table:table-cell table:style-name="ce6" office:value-type="float" office:value="0.00157" calcext:value-type="float">
            <text:p>0.00157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06829" calcext:value-type="float">
            <text:p>0.06829</text:p>
          </table:table-cell>
          <table:table-cell table:style-name="ce7" office:value-type="float" office:value="0.00465" calcext:value-type="float">
            <text:p>0.0046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6531" calcext:value-type="float">
            <text:p>0.06531</text:p>
          </table:table-cell>
          <table:table-cell office:value-type="float" office:value="0.00102" calcext:value-type="float">
            <text:p>0.0010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05611" calcext:value-type="float">
            <text:p>0.0561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6467" calcext:value-type="float">
            <text:p>0.06467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05452" calcext:value-type="float">
            <text:p>0.05452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6262" calcext:value-type="float">
            <text:p>0.0626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5976" calcext:value-type="float">
            <text:p>0.05976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05226" calcext:value-type="float">
            <text:p>0.0522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5727" calcext:value-type="float">
            <text:p>0.05727</text:p>
          </table:table-cell>
          <table:table-cell office:value-type="float" office:value="0.00279" calcext:value-type="float">
            <text:p>0.00279</text:p>
          </table:table-cell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5113" calcext:value-type="float">
            <text:p>0.05113</text:p>
          </table:table-cell>
          <table:table-cell table:style-name="ce6" office:value-type="float" office:value="0.00092" calcext:value-type="float">
            <text:p>0.00092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04162" calcext:value-type="float">
            <text:p>0.04162</text:p>
          </table:table-cell>
          <table:table-cell table:style-name="ce7"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3982" calcext:value-type="float">
            <text:p>0.03982</text:p>
          </table:table-cell>
          <table:table-cell office:value-type="float" office:value="0.00068" calcext:value-type="float">
            <text:p>0.0006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4022" calcext:value-type="float">
            <text:p>0.04022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03308" calcext:value-type="float">
            <text:p>0.03308</text:p>
          </table:table-cell>
          <table:table-cell office:value-type="float" office:value="0" calcext:value-type="float">
            <text:p>0</text:p>
          </table:table-cell>
          <table:table-cell office:value-type="float" office:value="0.03873" calcext:value-type="float">
            <text:p>0.03873</text:p>
          </table:table-cell>
          <table:table-cell office:value-type="float" office:value="0.00106" calcext:value-type="float">
            <text:p>0.00106</text:p>
          </table:table-cell>
        </table:table-row>
        <table:table-row table:style-name="ro1">
          <table:table-cell table:number-columns-repeated="2" office:value-type="float" office:value="0.7" calcext:value-type="float">
            <text:p>0.7</text:p>
          </table:table-cell>
          <table:table-cell office:value-type="float" office:value="0.03208" calcext:value-type="float">
            <text:p>0.03208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0.00173" calcext:value-type="float">
            <text:p>0.0017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03219" calcext:value-type="float">
            <text:p>0.03219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3704" calcext:value-type="float">
            <text:p>0.03704</text:p>
          </table:table-cell>
          <table:table-cell office:value-type="float" office:value="0.00224" calcext:value-type="float">
            <text:p>0.00224</text:p>
          </table:table-cell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3131" calcext:value-type="float">
            <text:p>0.03131</text:p>
          </table:table-cell>
          <table:table-cell table:style-name="ce6" office:value-type="float" office:value="0.00031" calcext:value-type="float">
            <text:p>0.00031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0.8" calcext:value-type="float">
            <text:p>0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01811" calcext:value-type="float">
            <text:p>0.01811</text:p>
          </table:table-cell>
          <table:table-cell table:style-name="ce7"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01187" calcext:value-type="float">
            <text:p>0.01187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0042" calcext:value-type="float">
            <text:p>0.0004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table:style-name="ce3" office:value-type="float" office:value="0.8" calcext:value-type="float">
            <text:p>0.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935" calcext:value-type="float">
            <text:p>0.00935</text:p>
          </table:table-cell>
          <table:table-cell table:style-name="ce6" office:value-type="float" office:value="0.00021" calcext:value-type="float">
            <text:p>0.00021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</table:table-row>
      </table:table>
      <table:table table:name="T=1.5" table:style-name="ta1">
        <table:table-column table:style-name="co1" table:default-cell-style-name="ce2"/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ce14"/>
        <table:table-row table:style-name="ro1">
          <table:table-cell table:style-name="Default" office:value-type="string" calcext:value-type="string">
            <text:p>n*</text:p>
          </table:table-cell>
          <table:table-cell office:value-type="string" calcext:value-type="string">
            <text:p>x_A</text:p>
          </table:table-cell>
          <table:table-cell table:style-name="Default" office:value-type="string" calcext:value-type="string">
            <text:p>D*_A</text:p>
          </table:table-cell>
          <table:table-cell table:style-name="Default" office:value-type="string" calcext:value-type="string">
            <text:p>DD*_A</text:p>
          </table:table-cell>
          <table:table-cell table:style-name="Default" office:value-type="string" calcext:value-type="string">
            <text:p>D*_B</text:p>
          </table:table-cell>
          <table:table-cell table:style-name="Default" office:value-type="string" calcext:value-type="string">
            <text:p>DD*_B</text:p>
          </table:table-cell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0.512184624439317" calcext:value-type="float">
            <text:p>0.5122</text:p>
          </table:table-cell>
          <table:table-cell table:style-name="ce13" office:value-type="float" office:value="0.108106757535009" calcext:value-type="float">
            <text:p>0.1081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432711983069468" calcext:value-type="float">
            <text:p>0.4327</text:p>
          </table:table-cell>
          <table:table-cell office:value-type="float" office:value="0.00345596758002564" calcext:value-type="float">
            <text:p>0.0035</text:p>
          </table:table-cell>
          <table:table-cell office:value-type="float" office:value="0.51512913804344" calcext:value-type="float">
            <text:p>0.5151</text:p>
          </table:table-cell>
          <table:table-cell office:value-type="float" office:value="0.00539583944576941" calcext:value-type="float">
            <text:p>0.005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0552089776489" calcext:value-type="float">
            <text:p>0.4055</text:p>
          </table:table-cell>
          <table:table-cell office:value-type="float" office:value="0.0235561088329866" calcext:value-type="float">
            <text:p>0.0236</text:p>
          </table:table-cell>
          <table:table-cell office:value-type="float" office:value="0.505404206015927" calcext:value-type="float">
            <text:p>0.5054</text:p>
          </table:table-cell>
          <table:table-cell office:value-type="float" office:value="0.0150440533768981" calcext:value-type="float">
            <text:p>0.015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40149985176161" calcext:value-type="float">
            <text:p>0.4401</text:p>
          </table:table-cell>
          <table:table-cell office:value-type="float" office:value="0.00182662134250826" calcext:value-type="float">
            <text:p>0.0018</text:p>
          </table:table-cell>
          <table:table-cell office:value-type="float" office:value="0.512575521406614" calcext:value-type="float">
            <text:p>0.5126</text:p>
          </table:table-cell>
          <table:table-cell office:value-type="float" office:value="0.0278815481720461" calcext:value-type="float">
            <text:p>0.027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99967968883665" calcext:value-type="float">
            <text:p>0.4000</text:p>
          </table:table-cell>
          <table:table-cell office:value-type="float" office:value="0.0125817678071969" calcext:value-type="float">
            <text:p>0.0126</text:p>
          </table:table-cell>
          <table:table-cell office:value-type="float" office:value="0.516389506769771" calcext:value-type="float">
            <text:p>0.5164</text:p>
          </table:table-cell>
          <table:table-cell office:value-type="float" office:value="0.00783620555936045" calcext:value-type="float">
            <text:p>0.007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414822053640942" calcext:value-type="float">
            <text:p>0.4148</text:p>
          </table:table-cell>
          <table:table-cell office:value-type="float" office:value="0.00111423901893004" calcext:value-type="float">
            <text:p>0.0011</text:p>
          </table:table-cell>
          <table:table-cell office:value-type="float" office:value="0.541626107237865" calcext:value-type="float">
            <text:p>0.5416</text:p>
          </table:table-cell>
          <table:table-cell office:value-type="float" office:value="0.025864958209917" calcext:value-type="float">
            <text:p>0.0259</text:p>
          </table:table-cell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.419658946955904" calcext:value-type="float">
            <text:p>0.4197</text:p>
          </table:table-cell>
          <table:table-cell table:style-name="ce12" office:value-type="float" office:value="0.00995873955935505" calcext:value-type="float">
            <text:p>0.01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358470785224562" calcext:value-type="float">
            <text:p>0.3585</text:p>
          </table:table-cell>
          <table:table-cell office:value-type="float" office:value="0.00971031905677393" calcext:value-type="float">
            <text:p>0.009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87944935190318" calcext:value-type="float">
            <text:p>0.2879</text:p>
          </table:table-cell>
          <table:table-cell office:value-type="float" office:value="0.00581961559723133" calcext:value-type="float">
            <text:p>0.0058</text:p>
          </table:table-cell>
          <table:table-cell office:value-type="float" office:value="0.348654522129922" calcext:value-type="float">
            <text:p>0.3487</text:p>
          </table:table-cell>
          <table:table-cell office:value-type="float" office:value="0.000869471759033934" calcext:value-type="float">
            <text:p>0.000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304052082188556" calcext:value-type="float">
            <text:p>0.3041</text:p>
          </table:table-cell>
          <table:table-cell office:value-type="float" office:value="0.00478940116005667" calcext:value-type="float">
            <text:p>0.0048</text:p>
          </table:table-cell>
          <table:table-cell office:value-type="float" office:value="0.375198983479252" calcext:value-type="float">
            <text:p>0.3752</text:p>
          </table:table-cell>
          <table:table-cell office:value-type="float" office:value="0.0225916527641422" calcext:value-type="float">
            <text:p>0.022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10043400191983" calcext:value-type="float">
            <text:p>0.3100</text:p>
          </table:table-cell>
          <table:table-cell office:value-type="float" office:value="0.0147225680206166" calcext:value-type="float">
            <text:p>0.0147</text:p>
          </table:table-cell>
          <table:table-cell office:value-type="float" office:value="0.335543034133398" calcext:value-type="float">
            <text:p>0.3355</text:p>
          </table:table-cell>
          <table:table-cell office:value-type="float" office:value="0.00130055439586588" calcext:value-type="float">
            <text:p>0.001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301286577475998" calcext:value-type="float">
            <text:p>0.3013</text:p>
          </table:table-cell>
          <table:table-cell office:value-type="float" office:value="0.00127863493975579" calcext:value-type="float">
            <text:p>0.0013</text:p>
          </table:table-cell>
          <table:table-cell office:value-type="float" office:value="0.348965047758149" calcext:value-type="float">
            <text:p>0.3490</text:p>
          </table:table-cell>
          <table:table-cell office:value-type="float" office:value="0.00461039226849086" calcext:value-type="float">
            <text:p>0.004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95857858846063" calcext:value-type="float">
            <text:p>0.2959</text:p>
          </table:table-cell>
          <table:table-cell office:value-type="float" office:value="0.00435831852322472" calcext:value-type="float">
            <text:p>0.0044</text:p>
          </table:table-cell>
          <table:table-cell office:value-type="float" office:value="0.384880076594546" calcext:value-type="float">
            <text:p>0.3849</text:p>
          </table:table-cell>
          <table:table-cell office:value-type="float" office:value="0.0141270894629589" calcext:value-type="float">
            <text:p>0.0141</text:p>
          </table:table-cell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.295843245875323" calcext:value-type="float">
            <text:p>0.2958</text:p>
          </table:table-cell>
          <table:table-cell table:style-name="ce12" office:value-type="float" office:value="0.000456655335627066" calcext:value-type="float">
            <text:p>0.0005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56081352491603" calcext:value-type="float">
            <text:p>0.2561</text:p>
          </table:table-cell>
          <table:table-cell office:value-type="float" office:value="0.0096591736591837" calcext:value-type="float">
            <text:p>0.009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213407824687925" calcext:value-type="float">
            <text:p>0.2134</text:p>
          </table:table-cell>
          <table:table-cell office:value-type="float" office:value="0.00499032950773258" calcext:value-type="float">
            <text:p>0.0050</text:p>
          </table:table-cell>
          <table:table-cell office:value-type="float" office:value="0.256658564835836" calcext:value-type="float">
            <text:p>0.2567</text:p>
          </table:table-cell>
          <table:table-cell office:value-type="float" office:value="0.0000255726987951157" calcext:value-type="float">
            <text:p>0.0000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0.219494127001163" calcext:value-type="float">
            <text:p>0.2195</text:p>
          </table:table-cell>
          <table:table-cell office:value-type="float" office:value="0.0040660591084234" calcext:value-type="float">
            <text:p>0.0041</text:p>
          </table:table-cell>
          <table:table-cell office:value-type="float" office:value="0.26089267310777" calcext:value-type="float">
            <text:p>0.2609</text:p>
          </table:table-cell>
          <table:table-cell office:value-type="float" office:value="0.00729917888466302" calcext:value-type="float">
            <text:p>0.007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18113201266227" calcext:value-type="float">
            <text:p>0.2181</text:p>
          </table:table-cell>
          <table:table-cell office:value-type="float" office:value="0.00816499740101194" calcext:value-type="float">
            <text:p>0.0082</text:p>
          </table:table-cell>
          <table:table-cell office:value-type="float" office:value="0.251839937734299" calcext:value-type="float">
            <text:p>0.2518</text:p>
          </table:table-cell>
          <table:table-cell office:value-type="float" office:value="0.0100610303545355" calcext:value-type="float">
            <text:p>0.010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220305146877237" calcext:value-type="float">
            <text:p>0.2203</text:p>
          </table:table-cell>
          <table:table-cell office:value-type="float" office:value="0.00400395398277812" calcext:value-type="float">
            <text:p>0.0040</text:p>
          </table:table-cell>
          <table:table-cell office:value-type="float" office:value="0.255142469121554" calcext:value-type="float">
            <text:p>0.2551</text:p>
          </table:table-cell>
          <table:table-cell office:value-type="float" office:value="0.00471268306367132" calcext:value-type="float">
            <text:p>0.004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23450588829036" calcext:value-type="float">
            <text:p>0.2235</text:p>
          </table:table-cell>
          <table:table-cell office:value-type="float" office:value="0.0144376150911853" calcext:value-type="float">
            <text:p>0.0144</text:p>
          </table:table-cell>
          <table:table-cell office:value-type="float" office:value="0.227264574192193" calcext:value-type="float">
            <text:p>0.2273</text:p>
          </table:table-cell>
          <table:table-cell office:value-type="float" office:value="0.0141928478312892" calcext:value-type="float">
            <text:p>0.0142</text:p>
          </table:table-cell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.216900324694801" calcext:value-type="float">
            <text:p>0.2169</text:p>
          </table:table-cell>
          <table:table-cell table:style-name="ce12" office:value-type="float" office:value="0.00850474897071848" calcext:value-type="float">
            <text:p>0.0085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94374430298989" calcext:value-type="float">
            <text:p>0.1944</text:p>
          </table:table-cell>
          <table:table-cell office:value-type="float" office:value="0.00903081591736086" calcext:value-type="float">
            <text:p>0.009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5810138367946" calcext:value-type="float">
            <text:p>0.1581</text:p>
          </table:table-cell>
          <table:table-cell office:value-type="float" office:value="0.0144047359070202" calcext:value-type="float">
            <text:p>0.0144</text:p>
          </table:table-cell>
          <table:table-cell office:value-type="float" office:value="0.192540502471111" calcext:value-type="float">
            <text:p>0.1925</text:p>
          </table:table-cell>
          <table:table-cell office:value-type="float" office:value="0.00120557008605545" calcext:value-type="float">
            <text:p>0.001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165155795304227" calcext:value-type="float">
            <text:p>0.1652</text:p>
          </table:table-cell>
          <table:table-cell office:value-type="float" office:value="0.00294816684680834" calcext:value-type="float">
            <text:p>0.0029</text:p>
          </table:table-cell>
          <table:table-cell office:value-type="float" office:value="0.190684655187123" calcext:value-type="float">
            <text:p>0.1907</text:p>
          </table:table-cell>
          <table:table-cell office:value-type="float" office:value="0.00545063808604466" calcext:value-type="float">
            <text:p>0.005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62287999796489" calcext:value-type="float">
            <text:p>0.1623</text:p>
          </table:table-cell>
          <table:table-cell office:value-type="float" office:value="0.00378841266436214" calcext:value-type="float">
            <text:p>0.0038</text:p>
          </table:table-cell>
          <table:table-cell office:value-type="float" office:value="0.19664674724907" calcext:value-type="float">
            <text:p>0.1966</text:p>
          </table:table-cell>
          <table:table-cell office:value-type="float" office:value="0.000814673118758686" calcext:value-type="float">
            <text:p>0.000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161100695923859" calcext:value-type="float">
            <text:p>0.1611</text:p>
          </table:table-cell>
          <table:table-cell office:value-type="float" office:value="0.00158550732529717" calcext:value-type="float">
            <text:p>0.0016</text:p>
          </table:table-cell>
          <table:table-cell office:value-type="float" office:value="0.173704383187166" calcext:value-type="float">
            <text:p>0.1737</text:p>
          </table:table-cell>
          <table:table-cell office:value-type="float" office:value="0.0139700000275032" calcext:value-type="float">
            <text:p>0.014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156260149366212" calcext:value-type="float">
            <text:p>0.1563</text:p>
          </table:table-cell>
          <table:table-cell office:value-type="float" office:value="0.000624704499137826" calcext:value-type="float">
            <text:p>0.0006</text:p>
          </table:table-cell>
          <table:table-cell office:value-type="float" office:value="0.181025481527939" calcext:value-type="float">
            <text:p>0.1810</text:p>
          </table:table-cell>
          <table:table-cell office:value-type="float" office:value="0.018562126082569" calcext:value-type="float">
            <text:p>0.0186</text:p>
          </table:table-cell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.166558640495274" calcext:value-type="float">
            <text:p>0.1666</text:p>
          </table:table-cell>
          <table:table-cell table:style-name="ce12" office:value-type="float" office:value="0.00646623955247925" calcext:value-type="float">
            <text:p>0.0065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0.148288773827506" calcext:value-type="float">
            <text:p>0.1483</text:p>
          </table:table-cell>
          <table:table-cell table:style-name="ce13" office:value-type="float" office:value="0.00573559101547595" calcext:value-type="float">
            <text:p>0.005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25974767507425" calcext:value-type="float">
            <text:p>0.1260</text:p>
          </table:table-cell>
          <table:table-cell office:value-type="float" office:value="0.0000840245817553801" calcext:value-type="float">
            <text:p>0.0001</text:p>
          </table:table-cell>
          <table:table-cell office:value-type="float" office:value="0.140196841280194" calcext:value-type="float">
            <text:p>0.1402</text:p>
          </table:table-cell>
          <table:table-cell office:value-type="float" office:value="0.00740146967984349" calcext:value-type="float">
            <text:p>0.00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23753595954935" calcext:value-type="float">
            <text:p>0.1238</text:p>
          </table:table-cell>
          <table:table-cell office:value-type="float" office:value="0.015464176285675" calcext:value-type="float">
            <text:p>0.0155</text:p>
          </table:table-cell>
          <table:table-cell office:value-type="float" office:value="0.14145355676384" calcext:value-type="float">
            <text:p>0.1415</text:p>
          </table:table-cell>
          <table:table-cell office:value-type="float" office:value="0.0013918854629913" calcext:value-type="float">
            <text:p>0.0014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.131016242412748" calcext:value-type="float">
            <text:p>0.1310</text:p>
          </table:table-cell>
          <table:table-cell office:value-type="float" office:value="0.00208234833045942" calcext:value-type="float">
            <text:p>0.0021</text:p>
          </table:table-cell>
          <table:table-cell office:value-type="float" office:value="0.142688352791376" calcext:value-type="float">
            <text:p>0.1427</text:p>
          </table:table-cell>
          <table:table-cell office:value-type="float" office:value="0.0000913310671254132" calcext:value-type="float">
            <text:p>0.00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126679843345633" calcext:value-type="float">
            <text:p>0.1267</text:p>
          </table:table-cell>
          <table:table-cell office:value-type="float" office:value="0.0000511453975902314" calcext:value-type="float">
            <text:p>0.0001</text:p>
          </table:table-cell>
          <table:table-cell office:value-type="float" office:value="0.144244634175193" calcext:value-type="float">
            <text:p>0.1442</text:p>
          </table:table-cell>
          <table:table-cell office:value-type="float" office:value="0.00294816684680834" calcext:value-type="float">
            <text:p>0.002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120991744485062" calcext:value-type="float">
            <text:p>0.1210</text:p>
          </table:table-cell>
          <table:table-cell office:value-type="float" office:value="0.00162934623751737" calcext:value-type="float">
            <text:p>0.0016</text:p>
          </table:table-cell>
          <table:table-cell office:value-type="float" office:value="0.137993935941129" calcext:value-type="float">
            <text:p>0.1380</text:p>
          </table:table-cell>
          <table:table-cell office:value-type="float" office:value="0.0106382426987681" calcext:value-type="float">
            <text:p>0.0106</text:p>
          </table:table-cell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.119629084963551" calcext:value-type="float">
            <text:p>0.1196</text:p>
          </table:table-cell>
          <table:table-cell table:style-name="ce12" office:value-type="float" office:value="0.000650277197932942" calcext:value-type="float">
            <text:p>0.0007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0.107449173851706" calcext:value-type="float">
            <text:p>0.1074</text:p>
          </table:table-cell>
          <table:table-cell table:style-name="ce13" office:value-type="float" office:value="0.00105213389328476" calcext:value-type="float">
            <text:p>0.001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924233866882332" calcext:value-type="float">
            <text:p>0.0924</text:p>
          </table:table-cell>
          <table:table-cell office:value-type="float" office:value="0.0061666736523079" calcext:value-type="float">
            <text:p>0.0062</text:p>
          </table:table-cell>
          <table:table-cell office:value-type="float" office:value="0.101991229280291" calcext:value-type="float">
            <text:p>0.1020</text:p>
          </table:table-cell>
          <table:table-cell office:value-type="float" office:value="0.00229058316350536" calcext:value-type="float">
            <text:p>0.002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0943048066710167" calcext:value-type="float">
            <text:p>0.0943</text:p>
          </table:table-cell>
          <table:table-cell office:value-type="float" office:value="0.00105578713596978" calcext:value-type="float">
            <text:p>0.0011</text:p>
          </table:table-cell>
          <table:table-cell office:value-type="float" office:value="0.102056987648622" calcext:value-type="float">
            <text:p>0.1021</text:p>
          </table:table-cell>
          <table:table-cell office:value-type="float" office:value="0.0034048221824354" calcext:value-type="float">
            <text:p>0.003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0938700707914997" calcext:value-type="float">
            <text:p>0.0939</text:p>
          </table:table-cell>
          <table:table-cell office:value-type="float" office:value="0.00492457113940228" calcext:value-type="float">
            <text:p>0.0049</text:p>
          </table:table-cell>
          <table:table-cell office:value-type="float" office:value="0.101932777397331" calcext:value-type="float">
            <text:p>0.1019</text:p>
          </table:table-cell>
          <table:table-cell office:value-type="float" office:value="0.000219194561100992" calcext:value-type="float">
            <text:p>0.000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0899830205746421" calcext:value-type="float">
            <text:p>0.0900</text:p>
          </table:table-cell>
          <table:table-cell office:value-type="float" office:value="0.00117999738726034" calcext:value-type="float">
            <text:p>0.0012</text:p>
          </table:table-cell>
          <table:table-cell office:value-type="float" office:value="0.0992695634799541" calcext:value-type="float">
            <text:p>0.0993</text:p>
          </table:table-cell>
          <table:table-cell office:value-type="float" office:value="0.00164395920825744" calcext:value-type="float">
            <text:p>0.001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090837879362936" calcext:value-type="float">
            <text:p>0.0908</text:p>
          </table:table-cell>
          <table:table-cell office:value-type="float" office:value="0.000219194561100992" calcext:value-type="float">
            <text:p>0.0002</text:p>
          </table:table-cell>
          <table:table-cell office:value-type="float" office:value="0.0951121733044053" calcext:value-type="float">
            <text:p>0.0951</text:p>
          </table:table-cell>
          <table:table-cell office:value-type="float" office:value="0.00290798117727316" calcext:value-type="float">
            <text:p>0.0029</text:p>
          </table:table-cell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.0888212894008068" calcext:value-type="float">
            <text:p>0.0888</text:p>
          </table:table-cell>
          <table:table-cell table:style-name="ce12" office:value-type="float" office:value="0.000895044457829049" calcext:value-type="float">
            <text:p>0.0009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0.0719615744094556" calcext:value-type="float">
            <text:p>0.0720</text:p>
          </table:table-cell>
          <table:table-cell table:style-name="ce13" office:value-type="float" office:value="0.000781793934593537" calcext:value-type="float">
            <text:p>0.000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661200393561141" calcext:value-type="float">
            <text:p>0.0661</text:p>
          </table:table-cell>
          <table:table-cell office:value-type="float" office:value="0.00442407689155502" calcext:value-type="float">
            <text:p>0.0044</text:p>
          </table:table-cell>
          <table:table-cell office:value-type="float" office:value="0.0703030022304581" calcext:value-type="float">
            <text:p>0.0703</text:p>
          </table:table-cell>
          <table:table-cell office:value-type="float" office:value="0.0017024110912177" calcext:value-type="float">
            <text:p>0.001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0662442496074047" calcext:value-type="float">
            <text:p>0.0662</text:p>
          </table:table-cell>
          <table:table-cell office:value-type="float" office:value="0.00137361924956621" calcext:value-type="float">
            <text:p>0.0014</text:p>
          </table:table-cell>
          <table:table-cell office:value-type="float" office:value="0.0676105623716009" calcext:value-type="float">
            <text:p>0.0676</text:p>
          </table:table-cell>
          <table:table-cell office:value-type="float" office:value="0.000401856695351818" calcext:value-type="float">
            <text:p>0.000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0621489645575012" calcext:value-type="float">
            <text:p>0.0621</text:p>
          </table:table-cell>
          <table:table-cell office:value-type="float" office:value="0.000811019876073669" calcext:value-type="float">
            <text:p>0.0008</text:p>
          </table:table-cell>
          <table:table-cell office:value-type="float" office:value="0.065659730777802" calcext:value-type="float">
            <text:p>0.0657</text:p>
          </table:table-cell>
          <table:table-cell office:value-type="float" office:value="0.0013699660068812" calcext:value-type="float">
            <text:p>0.0014</text:p>
          </table:table-cell>
        </table:table-row>
        <table:table-row table:style-name="ro1">
          <table:table-cell table:number-columns-repeated="2" office:value-type="float" office:value="0.7" calcext:value-type="float">
            <text:p>0.7</text:p>
          </table:table-cell>
          <table:table-cell office:value-type="float" office:value="0.0626421523199784" calcext:value-type="float">
            <text:p>0.0626</text:p>
          </table:table-cell>
          <table:table-cell office:value-type="float" office:value="0.0021663729122148" calcext:value-type="float">
            <text:p>0.0022</text:p>
          </table:table-cell>
          <table:table-cell office:value-type="float" office:value="0.0674534729361452" calcext:value-type="float">
            <text:p>0.0675</text:p>
          </table:table-cell>
          <table:table-cell office:value-type="float" office:value="0.00109231956281994" calcext:value-type="float">
            <text:p>0.001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0593030885058733" calcext:value-type="float">
            <text:p>0.0593</text:p>
          </table:table-cell>
          <table:table-cell office:value-type="float" office:value="0.000463961820997099" calcext:value-type="float">
            <text:p>0.0005</text:p>
          </table:table-cell>
          <table:table-cell office:value-type="float" office:value="0.0631207271117156" calcext:value-type="float">
            <text:p>0.0631</text:p>
          </table:table-cell>
          <table:table-cell office:value-type="float" office:value="0.000230154289156041" calcext:value-type="float">
            <text:p>0.0002</text:p>
          </table:table-cell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.058360551893139" calcext:value-type="float">
            <text:p>0.0584</text:p>
          </table:table-cell>
          <table:table-cell table:style-name="ce12" office:value-type="float" office:value="0.000474921549052149" calcext:value-type="float">
            <text:p>0.0005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0.8" calcext:value-type="float">
            <text:p>0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0.0407226962098792" calcext:value-type="float">
            <text:p>0.0407</text:p>
          </table:table-cell>
          <table:table-cell table:style-name="ce13" office:value-type="float" office:value="0.000544333160067463" calcext:value-type="float">
            <text:p>0.000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403975576109128" calcext:value-type="float">
            <text:p>0.0404</text:p>
          </table:table-cell>
          <table:table-cell office:value-type="float" office:value="0.00165126569362747" calcext:value-type="float">
            <text:p>0.0017</text:p>
          </table:table-cell>
          <table:table-cell office:value-type="float" office:value="0.039349076960313" calcext:value-type="float">
            <text:p>0.0393</text:p>
          </table:table-cell>
          <table:table-cell office:value-type="float" office:value="0.00115442468846522" calcext:value-type="float">
            <text:p>0.001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0369708159723673" calcext:value-type="float">
            <text:p>0.0370</text:p>
          </table:table-cell>
          <table:table-cell office:value-type="float" office:value="0.000668543411358024" calcext:value-type="float">
            <text:p>0.0007</text:p>
          </table:table-cell>
          <table:table-cell office:value-type="float" office:value="0.0364484022684099" calcext:value-type="float">
            <text:p>0.0364</text:p>
          </table:table-cell>
          <table:table-cell office:value-type="float" office:value="0.00145399058863658" calcext:value-type="float">
            <text:p>0.001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0345706355283114" calcext:value-type="float">
            <text:p>0.0346</text:p>
          </table:table-cell>
          <table:table-cell office:value-type="float" office:value="0.0000949843098104297" calcext:value-type="float">
            <text:p>0.0001</text:p>
          </table:table-cell>
          <table:table-cell office:value-type="float" office:value="0.0355204786264157" calcext:value-type="float">
            <text:p>0.0355</text:p>
          </table:table-cell>
          <table:table-cell office:value-type="float" office:value="0.000233807531841058" calcext:value-type="float">
            <text:p>0.00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0339093986023234" calcext:value-type="float">
            <text:p>0.0339</text:p>
          </table:table-cell>
          <table:table-cell office:value-type="float" office:value="0.000120557008605545" calcext:value-type="float">
            <text:p>0.0001</text:p>
          </table:table-cell>
          <table:table-cell office:value-type="float" office:value="0.0339349713011185" calcext:value-type="float">
            <text:p>0.0339</text:p>
          </table:table-cell>
          <table:table-cell office:value-type="float" office:value="0.000277646444061256" calcext:value-type="float">
            <text:p>0.000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0310416030945854" calcext:value-type="float">
            <text:p>0.0310</text:p>
          </table:table-cell>
          <table:table-cell office:value-type="float" office:value="0.0000913310671254132" calcext:value-type="float">
            <text:p>0.0001</text:p>
          </table:table-cell>
          <table:table-cell office:value-type="float" office:value="0.0330180073871794" calcext:value-type="float">
            <text:p>0.0330</text:p>
          </table:table-cell>
          <table:table-cell office:value-type="float" office:value="0.000569905858862578" calcext:value-type="float">
            <text:p>0.0006</text:p>
          </table:table-cell>
        </table:table-row>
        <table:table-row table:style-name="ro1">
          <table:table-cell table:style-name="ce3" office:value-type="float" office:value="0.8" calcext:value-type="float">
            <text:p>0.8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.0290871182581016" calcext:value-type="float">
            <text:p>0.0291</text:p>
          </table:table-cell>
          <table:table-cell table:style-name="ce12" office:value-type="float" office:value="0.000533373432012413" calcext:value-type="float">
            <text:p>0.0005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4"/>
        </table:table-row>
        <table:table-row table:style-name="ro1" table:number-rows-repeated="3">
          <table:table-cell table:style-name="Default"/>
          <table:table-cell table:number-columns-repeated="4"/>
          <table:table-cell table:style-name="ce11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4"/>
        </table:table-row>
        <table:table-row table:style-name="ro1" table:number-rows-repeated="3">
          <table:table-cell table:style-name="Default"/>
          <table:table-cell table:number-columns-repeated="4"/>
          <table:table-cell table:style-name="ce11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09:51:13.824588822</meta:creation-date>
    <dc:date>2018-03-12T10:13:14.360272133</dc:date>
    <meta:editing-duration>PT22M</meta:editing-duration>
    <meta:editing-cycles>2</meta:editing-cycles>
    <meta:generator>LibreOffice/5.1.6.2$Linux_X86_64 LibreOffice_project/10m0$Build-2</meta:generator>
    <meta:document-statistic meta:table-count="2" meta:cell-count="684" meta:object-count="0"/>
  </office:meta>
</office:document-meta>
</file>